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ite scriptul complet pe care poți să-l rulezi cu <text:span text:style-name="Strong_20_Emphasis">Hardhat</text:span> (JS/Node.js) pentru a verifica dacă utilizatorul are suma corectă de BITS și, dacă nu, să trimiți diferența: <text:line-break/>Creează fișierul <text:span text:style-name="Source_20_Text">scripts/compensateBITS.js</text:span> în proiectul tău <text:line-break/><text:line-break/>npx hardhat run scripts/compensateBITS.js --network &lt;numele_rețelei&gt;<text:line-break/><text:line-break/><text:line-break/>Înlocuiește <text:span text:style-name="Source_20_Text">&lt;numele_rețelei&gt;</text:span> cu rețeaua ta, ex. <text:span text:style-name="Source_20_Text">bscTestnet</text:span>, <text:span text:style-name="Source_20_Text">localhost</text:span>, <text:span text:style-name="Source_20_Text">mainnet</text:span>, etc.</text:p>
      <text:p text:style-name="Standard"/>
      <text:h text:style-name="Heading_20_3" text:outline-level="3">Ce face scriptul?</text:h>
      <text:p text:style-name="Text_20_body">Verifică dacă un anumit wallet are <text:span text:style-name="Strong_20_Emphasis">exact</text:span> suma de BITS pe care ar trebui s-o aibă (în cazul tău <text:span text:style-name="Source_20_Text">5.969 BITS</text:span>), și dacă are mai puțin, <text:span text:style-name="Strong_20_Emphasis">trimite diferența</text:span> din walletul deployerului (adică contul tău din Hardhat).</text:p>
      <text:p text:style-name="Horizontal_20_Line"/>
      <text:h text:style-name="Heading_20_3" text:outline-level="3">? Ce trebuie să completezi?</text:h>
      <text:h text:style-name="Heading_20_4" text:outline-level="4">1️⃣ Walletul care a fost afectat (user)</text:h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31S</meta:editing-duration>
    <meta:editing-cycles>3</meta:editing-cycles>
    <meta:generator>OpenOffice/4.1.15$Win32 OpenOffice.org_project/4115m2$Build-9813</meta:generator>
    <dc:date>2025-04-24T20:35:46.48</dc:date>
    <meta:document-statistic meta:table-count="0" meta:image-count="0" meta:object-count="0" meta:page-count="1" meta:paragraph-count="6" meta:word-count="101" meta:character-count="675"/>
    <meta:user-defined meta:name="Info 1"/>
    <meta:user-defined meta:name="Info 2"/>
    <meta:user-defined meta:name="Info 3"/>
    <meta:user-defined meta:name="Info 4"/>
  </office:meta>
</office:document-meta>
</file>